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20000006AE07F512E895F421E.png" manifest:media-type="image/png"/>
  <manifest:file-entry manifest:full-path="Pictures/1000000100000218000000FE5BBFE8ED56A66C90.png" manifest:media-type="image/png"/>
  <manifest:file-entry manifest:full-path="Pictures/10000001000002D90000016DBB116CCAE1E4B412.png" manifest:media-type="image/png"/>
  <manifest:file-entry manifest:full-path="Pictures/10000001000002D60000009531BB20446AC0FADD.png" manifest:media-type="image/png"/>
  <manifest:file-entry manifest:full-path="Pictures/100000010000029A0000015E6E74D90BF846DA13.png" manifest:media-type="image/png"/>
  <manifest:file-entry manifest:full-path="Pictures/10000001000002970000003BEDE77212BF58CE2B.png" manifest:media-type="image/png"/>
  <manifest:file-entry manifest:full-path="Pictures/10000001000002CD0000014BC5879EA2BA9BC1B2.png" manifest:media-type="image/png"/>
  <manifest:file-entry manifest:full-path="Pictures/10000001000001EB000000BC9CDA52D700ECA57D.png" manifest:media-type="image/png"/>
  <manifest:file-entry manifest:full-path="Pictures/10000001000001EC000000E3882760081002A0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0f3" officeooo:paragraph-rsid="000950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4" text:anchor-type="char" svg:x="-0.258cm" svg:y="0.116cm" svg:width="13.018cm" svg:height="6.006cm" draw:z-index="3"><draw:image xlink:href="Pictures/10000001000001EC000000E3882760081002A06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138cm" svg:y="0.074cm" svg:width="12.991cm" svg:height="4.974cm" draw:z-index="4"><draw:image xlink:href="Pictures/10000001000001EB000000BC9CDA52D700ECA57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char" svg:x="-0.212cm" svg:y="0.587cm" svg:width="17cm" svg:height="1.512cm" draw:z-index="5"><draw:image xlink:href="Pictures/10000001000002970000003BEDE77212BF58CE2B.png" xlink:type="simple" xlink:show="embed" xlink:actuate="onLoad" draw:mime-type="image/png"/></draw:frame></text:p>
      <text:p text:style-name="Standard"><draw:frame draw:style-name="fr1" draw:name="Image3" text:anchor-type="char" svg:x="-0.344cm" svg:y="1.977cm" svg:width="17cm" svg:height="8.934cm" draw:z-index="2"><draw:image xlink:href="Pictures/100000010000029A0000015E6E74D90BF846DA1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0.159cm" svg:y="0.342cm" svg:width="17cm" svg:height="7.848cm" draw:z-index="1"><draw:image xlink:href="Pictures/10000001000002CD0000014BC5879EA2BA9BC1B2.png" xlink:type="simple" xlink:show="embed" xlink:actuate="onLoad" draw:mime-type="image/png"/></draw:frame><draw:frame draw:style-name="fr1" draw:name="Image1" text:anchor-type="char" svg:x="-0.291cm" svg:y="8.479cm" svg:width="17cm" svg:height="3.489cm" draw:z-index="0"><draw:image xlink:href="Pictures/10000001000002D60000009531BB20446AC0FADD.png" xlink:type="simple" xlink:show="embed" xlink:actuate="onLoad" draw:mime-type="image/png"/></draw:frame><text:soft-page-break/></text:p>
      <text:p text:style-name="Standard"/>
      <text:p text:style-name="Standard"/>
      <text:p text:style-name="P1">4.</text:p>
      <text:p text:style-name="P1"><draw:frame draw:style-name="fr1" draw:name="Image8" text:anchor-type="char" svg:x="0cm" svg:y="0.021cm" svg:width="17cm" svg:height="8.511cm" draw:z-index="7"><draw:image xlink:href="Pictures/10000001000002D90000016DBB116CCAE1E4B412.png" xlink:type="simple" xlink:show="embed" xlink:actuate="onLoad" draw:mime-type="image/png"/></draw:frame></text:p>
      <text:p text:style-name="P1"><draw:frame draw:style-name="fr1" draw:name="Image7" text:anchor-type="char" svg:x="0.986cm" svg:y="0.053cm" svg:width="14.182cm" svg:height="6.72cm" draw:z-index="6"><draw:image xlink:href="Pictures/1000000100000218000000FE5BBFE8ED56A66C90.png" xlink:type="simple" xlink:show="embed" xlink:actuate="onLoad" draw:mime-type="image/png"/></draw:frame><text:soft-page-break/></text:p>
      <text:p text:style-name="Standard"><draw:frame draw:style-name="fr1" draw:name="Image9" text:anchor-type="char" svg:x="-0.212cm" svg:y="0.36cm" svg:width="17cm" svg:height="2.159cm" draw:z-index="8"><draw:image xlink:href="Pictures/10000001000003420000006AE07F512E895F421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10:29:58.945043758</meta:creation-date>
    <meta:generator>LibreOffice/7.3.7.2$Linux_X86_64 LibreOffice_project/30$Build-2</meta:generator>
    <dc:date>2024-02-01T10:49:06.999379890</dc:date>
    <meta:editing-duration>PT19M7S</meta:editing-duration>
    <meta:editing-cycles>3</meta:editing-cycles>
    <meta:document-statistic meta:table-count="0" meta:image-count="9" meta:object-count="0" meta:page-count="3" meta:paragraph-count="1" meta:word-count="1" meta:character-count="2" meta:non-whitespace-character-count="2"/>
  </office:meta>
</office:document-meta>
</file>